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Garamond" fo:font-size="8pt" style:font-size-asian="8pt" style:font-size-complex="8pt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Standard">
      <style:text-properties style:font-name="標楷體" style:font-name-asian="標楷體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style:font-name="標楷體" style:font-name-asian="標楷體"/>
    </style:style>
    <style:style style:name="P7" style:family="paragraph" style:parent-style-name="Standard">
      <style:text-properties style:font-name="標楷體" style:font-name-asian="標楷體" style:language-asian="zh" style:country-asian="TW"/>
    </style:style>
    <style:style style:name="P8" style:family="paragraph" style:parent-style-name="Heading">
      <style:paragraph-properties fo:text-align="center" style:justify-single-word="false"/>
      <style:text-properties fo:font-size="24pt" style:font-name-asian="標楷體" style:font-size-asian="24pt" style:language-asian="zh" style:country-asian="TW" style:font-size-complex="24pt"/>
    </style:style>
    <style:style style:name="P9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T1" style:family="text">
      <style:text-properties style:language-asian="zh" style:country-asian="TW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人類血型資訊</text:p>
      <text:p text:style-name="P3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5">第一章　數據設計<text:tab/>2</text:p>
          <text:p text:style-name="P5">第二章　函式庫功能<text:tab/>3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9" text:outline-level="1"><text:soft-page-break/>第一章　數據設計</text:h>
      <text:p text:style-name="P4"/>
      <text:p text:style-name="P7">物件類型短編號為「203」，長編號為「1100000000000000203」。</text:p>
      <text:p text:style-name="P4"/>
      <text:p text:style-name="P4"/>
      <text:p text:style-name="P4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9" text:outline-level="1"><text:soft-page-break/>第二章　函式庫功能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Garamond" fo:font-size="8pt" style:font-size-asian="8pt" style:font-size-complex="8pt"/>
    </style:style>
    <style:style style:name="MT1" style:family="text">
      <style:text-properties style:language-asian="zh" style:country-asian="TW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<text:page-number text:select-page="current">2</text:page-number><text:span text:style-name="MT1"> /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3-08-06T03:15:09.86</dc:date>
    <dc:creator>峰澐 林</dc:creator>
    <meta:editing-duration>PT13M10S</meta:editing-duration>
    <meta:editing-cycles>23</meta:editing-cycles>
    <meta:generator>OpenOffice/4.1.12$Win32 OpenOffice.org_project/4112m1$Build-9809</meta:generator>
    <meta:document-statistic meta:table-count="0" meta:image-count="0" meta:object-count="0" meta:page-count="4" meta:paragraph-count="12" meta:word-count="182" meta:character-count="216"/>
  </office:meta>
</office:document-meta>
</file>